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difications Performed</text:h>
      <text:list xml:id="list7945377925086017668" text:style-name="L1">
        <text:list-item>
          <text:p text:style-name="P1">Cosmetic changes to make the code more readable.</text:p>
        </text:list-item>
        <text:list-item>
          <text:p text:style-name="P1">Error displayed if connection to the temperature measurement cards fai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Westwood</meta:initial-creator>
    <meta:creation-date>2023-06-07T13:50:00.84</meta:creation-date>
    <meta:document-statistic meta:table-count="0" meta:image-count="0" meta:object-count="0" meta:page-count="1" meta:paragraph-count="3" meta:word-count="22" meta:character-count="148"/>
    <dc:date>2023-06-07T14:03:43.16</dc:date>
    <dc:creator>Mike Westwood</dc:creator>
    <meta:editing-duration>PT13M43S</meta:editing-duration>
    <meta:editing-cycles>1</meta:editing-cycles>
    <meta:generator>OpenOffice/4.1.14$Win32 OpenOffice.org_project/4114m1$Build-9811</meta:generator>
  </office:meta>
</office:document-meta>
</file>